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587f" officeooo:paragraph-rsid="0011587f"/>
    </style:style>
    <style:style style:name="P2" style:family="paragraph" style:parent-style-name="Standard">
      <style:text-properties officeooo:rsid="001278c0" officeooo:paragraph-rsid="001278c0"/>
    </style:style>
    <style:style style:name="P3" style:family="paragraph" style:parent-style-name="Standard">
      <style:text-properties officeooo:rsid="0013f247" officeooo:paragraph-rsid="0013f247"/>
    </style:style>
    <style:style style:name="P4" style:family="paragraph" style:parent-style-name="Standard">
      <style:text-properties officeooo:rsid="00142591" officeooo:paragraph-rsid="00142591"/>
    </style:style>
    <style:style style:name="P5" style:family="paragraph" style:parent-style-name="Standard">
      <style:text-properties style:text-underline-style="solid" style:text-underline-width="auto" style:text-underline-color="font-color" officeooo:rsid="00142591" officeooo:paragraph-rsid="00142591"/>
    </style:style>
    <style:style style:name="P6" style:family="paragraph" style:parent-style-name="Standard">
      <style:text-properties style:text-underline-style="none" officeooo:rsid="00142591" officeooo:paragraph-rsid="00142591"/>
    </style:style>
    <style:style style:name="P7" style:family="paragraph" style:parent-style-name="Standard">
      <style:text-properties style:text-underline-style="none" officeooo:rsid="0015665c" officeooo:paragraph-rsid="0015665c"/>
    </style:style>
    <style:style style:name="P8" style:family="paragraph" style:parent-style-name="Standard">
      <style:text-properties style:text-underline-style="none" officeooo:rsid="00171cf3" officeooo:paragraph-rsid="00171cf3"/>
    </style:style>
    <style:style style:name="P9" style:family="paragraph" style:parent-style-name="Standard">
      <style:text-properties style:text-underline-style="none" officeooo:rsid="0018f8a1" officeooo:paragraph-rsid="0018f8a1"/>
    </style:style>
    <style:style style:name="P10" style:family="paragraph" style:parent-style-name="Standard">
      <style:text-properties officeooo:rsid="0018f8a1" officeooo:paragraph-rsid="0018f8a1"/>
    </style:style>
    <style:style style:name="P11" style:family="paragraph" style:parent-style-name="Standard">
      <style:text-properties officeooo:rsid="001a69a4" officeooo:paragraph-rsid="001a69a4"/>
    </style:style>
    <style:style style:name="P12" style:family="paragraph" style:parent-style-name="Standard">
      <style:text-properties officeooo:rsid="001c4159" officeooo:paragraph-rsid="001c4159"/>
    </style:style>
    <style:style style:name="P13" style:family="paragraph" style:parent-style-name="Standard">
      <style:text-properties officeooo:rsid="001c4159" officeooo:paragraph-rsid="001c4159"/>
    </style:style>
    <style:style style:name="P14" style:family="paragraph" style:parent-style-name="Standard">
      <style:text-properties officeooo:rsid="001c9a45" officeooo:paragraph-rsid="001c9a45"/>
    </style:style>
    <style:style style:name="T1" style:family="text">
      <style:text-properties officeooo:rsid="001278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5665c"/>
    </style:style>
    <style:style style:name="T4" style:family="text">
      <style:text-properties officeooo:rsid="00171cf3"/>
    </style:style>
    <style:style style:name="T5" style:family="text">
      <style:text-properties officeooo:rsid="001ce5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ually 1em=16px<text:span text:style-name="T1">ir </text:span></text:p>
      <text:p text:style-name="P2"/>
      <text:p text:style-name="P2">cd..</text:p>
      <text:p text:style-name="P2"/>
      <text:p text:style-name="P2">rm -rf .git</text:p>
      <text:p text:style-name="P2"/>
      <text:p text:style-name="P2">cd.. (will clear git repostitory)</text:p>
      <text:p text:style-name="P2"/>
      <text:p text:style-name="P2">touch README.md</text:p>
      <text:p text:style-name="P2">git init</text:p>
      <text:p text:style-name="P2">ls -la</text:p>
      <text:p text:style-name="P2"/>
      <text:p text:style-name="P2"/>
      <text:p text:style-name="P2">cd..</text:p>
      <text:p text:style-name="P2">git status</text:p>
      <text:p text:style-name="P2">(not a git repository)</text:p>
      <text:p text:style-name="P2"/>
      <text:p text:style-name="P3"><text:span text:style-name="T2">cat. History</text:span> (will draw record of git command)</text:p>
      <text:p text:style-name="P3"/>
      <text:p text:style-name="P3">pwd</text:p>
      <text:p text:style-name="P3">mkdir todo-list</text:p>
      <text:p text:style-name="P3">cd todo-list</text:p>
      <text:p text:style-name="P3">touch list.md</text:p>
      <text:p text:style-name="P3">ls -la</text:p>
      <text:p text:style-name="P3">git init</text:p>
      <text:p text:style-name="P3">rm -rf ,gut</text:p>
      <text:p text:style-name="P3">git init</text:p>
      <text:p text:style-name="P3">pwd</text:p>
      <text:p text:style-name="P3">gebit list.md</text:p>
      <text:p text:style-name="P3">(edit)</text:p>
      <text:p text:style-name="P3">git status</text:p>
      <text:p text:style-name="P3">git add list.md</text:p>
      <text:p text:style-name="P3">git status</text:p>
      <text:p text:style-name="P3">git commit -m “start my to-do list for the end of this week”</text:p>
      <text:p text:style-name="P3"/>
      <text:p text:style-name="P3">(create a new repository in github.com, name it as todo list)</text:p>
      <text:p text:style-name="P3">(this repository is empth)</text:p>
      <text:p text:style-name="P3"/>
      <text:p text:style-name="P3">git status</text:p>
      <text:p text:style-name="P3">git remote add origin <text:a xlink:type="simple" xlink:href="mailto:git@github.com">git@github.com</text:a>:karlstollry/todo-list.git</text:p>
      <text:p text:style-name="P3">git remote -v</text:p>
      <text:p text:style-name="P4">git push origin master</text:p>
      <text:p text:style-name="P4"/>
      <text:p text:style-name="P4">(the list.md will be in the todo list repository)</text:p>
      <text:p text:style-name="P4"/>
      <text:p text:style-name="P5">git commit -am </text:p>
      <text:p text:style-name="P5"/>
      <text:p text:style-name="P6">git add 1.txt</text:p>
      <text:p text:style-name="P6">git commit -m “”</text:p>
      <text:p text:style-name="P6"><text:soft-page-break/>git push origin master</text:p>
      <text:p text:style-name="P6"/>
      <text:p text:style-name="P6"/>
      <text:p text:style-name="P6"/>
      <text:p text:style-name="P5">git checkout .</text:p>
      <text:p text:style-name="P6">ls -la</text:p>
      <text:p text:style-name="P6"/>
      <text:p text:style-name="P5">cd..</text:p>
      <text:p text:style-name="P6"/>
      <text:p text:style-name="P6">ls -la .git</text:p>
      <text:p text:style-name="P6"/>
      <text:p text:style-name="P6">ls -a</text:p>
      <text:p text:style-name="P6"/>
      <text:p text:style-name="P6">cd ..</text:p>
      <text:p text:style-name="P6">ls -<text:span text:style-name="T3">la</text:span></text:p>
      <text:p text:style-name="P6"/>
      <text:p text:style-name="P6">rm .git (not working, because git is not a directory)</text:p>
      <text:p text:style-name="P6">rm -rf . git</text:p>
      <text:p text:style-name="P7"/>
      <text:p text:style-name="P7">git clone <text:a xlink:type="simple" xlink:href="mailto:git@github.com">git@github.com</text:a>:karlstolly</text:p>
      <text:p text:style-name="P7"/>
      <text:p text:style-name="P7">ls</text:p>
      <text:p text:style-name="P7">cd assignment-dogfood</text:p>
      <text:p text:style-name="P7">git <text:s/><text:span text:style-name="T4">remote -v</text:span></text:p>
      <text:p text:style-name="P7"/>
      <text:p text:style-name="P8">gedit index.html</text:p>
      <text:p text:style-name="P8">(write)</text:p>
      <text:p text:style-name="P7"/>
      <text:p text:style-name="P9"/>
      <text:p text:style-name="P7"/>
      <text:p text:style-name="P8">search for “html element list”</text:p>
      <text:p text:style-name="P8"/>
      <text:p text:style-name="P8"/>
      <text:p text:style-name="P10">modernizr.com/download/</text:p>
      <text:p text:style-name="P10"/>
      <text:p text:style-name="P11">ifconfig</text:p>
      <text:p text:style-name="P11"/>
      <text:p text:style-name="P11"/>
      <text:p text:style-name="P12">git reset –hard HEAD^</text:p>
      <text:p text:style-name="P12"/>
      <text:p text:style-name="P12">cat readme.txt (display content)</text:p>
      <text:p text:style-name="P12"/>
      <text:p text:style-name="P14"><text:span text:style-name="T5">$</text:span>ifconfig</text:p>
      <text:p text:style-name="P14"/>
      <text:p text:style-name="P14"><text:span text:style-name="T5">html </text:span>figcaptio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18:33:16.551221889</meta:creation-date>
    <dc:date>2014-09-23T21:11:04.123904042</dc:date>
    <meta:editing-duration>PT2H59M39S</meta:editing-duration>
    <meta:editing-cycles>8</meta:editing-cycles>
    <meta:generator>LibreOffice/4.2.4.2$Linux_X86_64 LibreOffice_project/420m0$Build-2</meta:generator>
    <meta:document-statistic meta:table-count="0" meta:image-count="0" meta:object-count="0" meta:page-count="2" meta:paragraph-count="59" meta:word-count="183" meta:character-count="1029" meta:non-whitespace-character-count="902"/>
  </office:meta>
</office:document-meta>
</file>